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2"/>
      <text:p text:style-name="P2"/>
      <text:p text:style-name="P2">12. March 2014</text:p>
      <text:p text:style-name="P1"/>
      <text:p text:style-name="P1"/>
      <text:p text:style-name="P3"><text:span text:style-name="T1">Countries Searched</text:span></text:p>
      <text:p text:style-name="P1">This report lists all countries that have been included in searches for products during {{myCurrentDate|date:'M, Y'}}.</text:p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1">Country</text:span></text:p>
          </table:table-cell>
          <table:table-cell table:style-name="TableCell1">
            <text:p text:style-name="P4"><text:span text:style-name="T1">Searches</text:span></text:p>
          </table:table-cell>
        </table:table-row>
        <table:table-row>
          <table:table-cell table:style-name="TableCell1">
            <text:p text:style-name="P4">{% xmlfor myCountry in myScores %}{{myCountry.country|title}}</text:p>
          </table:table-cell>
          <table:table-cell table:style-name="TableCell1">
            <text:p text:style-name="P4">{{myCountry.count}}{% endxml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